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d8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jercicio1.</text:span>Se pretende desarrollar un conjunto de clases que representen, de forma simplificada, a </text:p>
      <text:p text:style-name="Standard">una hipotética empresa dedicada a vender un producto. A continuación, se describen las </text:p>
      <text:p text:style-name="Standard">características básicas de estas clases: </text:p>
      <text:p text:style-name="Standard">1. Empleado. Clase básica que describe a un empleado. Incluye sus datos </text:p>
      <text:p text:style-name="Standard">personales (nombre, apellidos, DNI, dirección) y algunos datos tales como los </text:p>
      <text:p text:style-name="Standard">años de antigüedad, teléfono de contacto y su salario. </text:p>
      <text:p text:style-name="Standard">Incluye también información de quién es el empleado que lo supervisa </text:p>
      <text:p text:style-name="Standard">(Empleado *). Tendrá, al menos, las siguientes funciones miembro: </text:p>
      <text:p text:style-name="Standard">•Constructores para definir correctamente un empleado, a partir de su nombre, </text:p>
      <text:p text:style-name="Standard">apellidos, DNI, dirección, teléfono y salario. </text:p>
      <text:p text:style-name="Standard">•Imprimir (A través de los operadores de E/S redefinidos) </text:p>
      <text:p text:style-name="Standard">•Cambiar supervisor </text:p>
      <text:p text:style-name="Standard">•Incrementar salario </text:p>
      <text:p text:style-name="Standard"><text:s/></text:p>
      <text:p text:style-name="Standard">2. Secretario. Tiene despacho, número de fax e incrementa su salario un 5% </text:p>
      <text:p text:style-name="Standard">anual. </text:p>
      <text:p text:style-name="Standard">Tendrá, al menos, las siguientes funciones miembro: </text:p>
      <text:p text:style-name="Standard">•Constructores (debe rellenar la información personal y los datos principales) </text:p>
      <text:p text:style-name="Standard">•Imprimir (debe imprimir sus datos personales y su puesto en la empresa). </text:p>
      <text:p text:style-name="Standard">3. Vendedor. Tiene coche de la empresa (identificado por la matricula, marca y </text:p>
      <text:p text:style-name="Standard">modelo), teléfono móvil, área de venta, lista de clientes y porcentaje que se lleva </text:p>
      <text:p text:style-name="Standard">de las ventas en concepto de comisiones. Incrementa su salario un 10% anual. </text:p>
      <text:p text:style-name="Standard">Tendrá, al menos, las siguientes funciones miembro: </text:p>
      <text:p text:style-name="Standard">•Constructores (debe rellenar la información personal y los datos principales) </text:p>
      <text:p text:style-name="Standard">•Imprimir (debe imprimir sus datos personales y su puesto en la empresa). </text:p>
      <text:p text:style-name="Standard">•Dar de alta un nuevo cliente. </text:p>
      <text:p text:style-name="Standard">•Dar de baja un cliente. </text:p>
      <text:p text:style-name="Standard">•Cambiar de coche. </text:p>
      <text:p text:style-name="Standard">4. Jefe de zona. Tiene despacho, tiene un secretario a su cargo, una lista de </text:p>
      <text:p text:style-name="Standard">vendedores a su cargo y tiene coche de la empresa (identificado por la matrícula, </text:p>
      <text:p text:style-name="Standard">marca y modelo). Incrementa su salario un 20% anual. </text:p>
      <text:p text:style-name="Standard">Tendrá, al menos, las siguientes funciones miembro: </text:p>
      <text:p text:style-name="Standard">•Constructores (debe rellenar la información personal y los datos principales) </text:p>
      <text:p text:style-name="Standard">•Imprimir (debe imprimir sus datos personales y su puesto en la empresa). </text:p>
      <text:p text:style-name="Standard">•Cambiar de secretario. </text:p>
      <text:p text:style-name="Standard">•Cambiar de coche. </text:p>
      <text:p text:style-name="Standard">•Dar de alta y de baja un nuevo vendedor en su zona. </text:p>
      <text:p text:style-name="Standard">Todos los empleados son vendedores, jefes de zona o secretarios. Hacer un programa </text:p>
      <text:p text:style-name="Standard">de prueba que muestre como funciona. Probar, especialmente, que el método </text:p>
      <text:p text:style-name="Standard">incrementar salario se comparta bien, según el empleado que sea así es la subida. </text:p>
      <text:p text:style-name="Standard"/>
      <text:p text:style-name="Standard"/>
      <text:p text:style-name="Standard"/>
      <text:p text:style-name="Standard"><text:span text:style-name="T1">ejercicio2</text:span>. Se pretende realizar una aplicación para esta facultad que gestione la </text:p>
      <text:p text:style-name="Standard">información sobre las personas vinculadas con la misma, que se pueden </text:p>
      <text:p text:style-name="Standard">clasificar en tres tipos: estudiantes, profesores y personal de servicio. </text:p>
      <text:p text:style-name="Standard">A continuación, se detalla qué tipo de información debe gestionar esta </text:p>
      <text:p text:style-name="Standard">aplicación: </text:p>
      <text:p text:style-name="Standard">•Por cada persona, se debe conocer, al menos, su nombre y apellidos, su </text:p>
      <text:p text:style-name="Standard">número de identificación y su estado civil. </text:p>
      <text:p text:style-name="Standard">•Con respecto a los empleados, sean del tipo que sean, hay que saber su </text:p>
      <text:p text:style-name="Standard">año de incorporación a la facultad y qué número de despacho tienen </text:p>
      <text:p text:style-name="Standard"><text:soft-page-break/>asignado. </text:p>
      <text:p text:style-name="Standard">•En cuanto a los estudiantes, se requiere almacenar el curso en el que </text:p>
      <text:p text:style-name="Standard">están matriculados. </text:p>
      <text:p text:style-name="Standard">•Por lo que se refiere a los profesores, es necesario gestionar a qué </text:p>
      <text:p text:style-name="Standard">departamento pertenecen (lenguajes, matemáticas, arquitectura, ...). </text:p>
      <text:p text:style-name="Standard">•Sobre el personal de servicio, hay que conocer a qué sección están </text:p>
      <text:p text:style-name="Standard">asignados (biblioteca, decanato, secretaría, ...). </text:p>
      <text:p text:style-name="Standard">El ejercicio consiste, en primer lugar, en definir la jerarquía de clases de esta </text:p>
      <text:p text:style-name="Standard">aplicación. A continuación, debe programar las clases definidas en las que, </text:p>
      <text:p text:style-name="Standard">además de los constructores, hay que desarrollar los métodos correspondientes a </text:p>
      <text:p text:style-name="Standard">las siguientes acciones: </text:p>
      <text:p text:style-name="Standard">•Cambio del estado civil de una persona. </text:p>
      <text:p text:style-name="Standard">•Reasignación de despacho a un empleado. </text:p>
      <text:p text:style-name="Standard">•Matriculación de un estudiante en un nuevo curso. </text:p>
      <text:p text:style-name="Standard">•Cambio de departamento de un profesor. </text:p>
      <text:p text:style-name="Standard">•Traslado de sección de un empleado del personal de servicio. </text:p>
      <text:p text:style-name="Standard">•Imprimir toda la información de cada tipo de individuo. </text:p>
      <text:p text:style-name="Standard">Incluya un programa de prueba que instancie objetos de los distintos tipos y </text:p>
      <text:p text:style-name="Standard">pruebe los métodos desarrollad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6:17.342016435</meta:creation-date>
    <dc:date>2019-02-13T09:57:53.373485243</dc:date>
    <meta:editing-duration>PT1M36S</meta:editing-duration>
    <meta:editing-cycles>1</meta:editing-cycles>
    <meta:document-statistic meta:table-count="0" meta:image-count="0" meta:object-count="0" meta:page-count="2" meta:paragraph-count="68" meta:word-count="607" meta:character-count="3942" meta:non-whitespace-character-count="3334"/>
    <meta:generator>LibreOffice/6.0.7.3$Linux_X86_64 LibreOffice_project/00m0$Build-3</meta:generator>
  </office:meta>
</office:document-meta>
</file>